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6.2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842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3.184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5ce" fo:wrap-option="wrap" fo:border="0.99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 fo:wrap-option="wrap" fo:border="0.99pt solid #000000" style:vertical-align="top"/>
      <style:text-properties fo:font-size="12pt" fo:font-weight="bold" style:font-size-asian="12pt" style:font-weight-asian="bold" style:font-size-complex="12pt" style:font-weight-complex="bold"/>
      <style:map style:condition="is-true-formula(MOD(ROW();2)=1)" style:apply-style-name="Light_20_Green" style:base-cell-address="Munkalap1.A2"/>
      <style:map style:condition="is-true-formula(MOD(ROW();2)=0)" style:apply-style-name="Light" style:base-cell-address="Munkalap1.A2"/>
    </style:style>
    <style:style style:name="ce5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5" table:default-cell-style-name="ce5"/>
        <table:table-row table:style-name="ro1">
          <table:table-cell table:style-name="ce3" office:value-type="string" calcext:value-type="string">
            <text:p>Youtube Case-ID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PASS/FAI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Type youtube.com in Firefox browser (Incognito mode)</text:p>
          </table:table-cell>
          <table:table-cell office:value-type="string" calcext:value-type="string">
            <text:p>HTTPS by default; Header appears; Side Bar appears; „Cookies options” box appears</text:p>
          </table:table-cell>
          <table:table-cell office:value-type="string" calcext:value-type="string">
            <text:p>HTTPS page; Header appears; Side Bar appears; „Cookies options” box appear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ser interfac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witch to French language</text:p>
          </table:table-cell>
          <table:table-cell office:value-type="string" calcext:value-type="string">
            <text:p>Click on Earth button on “Cookies options” box; Click “Français”</text:p>
          </table:table-cell>
          <table:table-cell table:number-columns-repeated="2" office:value-type="string" calcext:value-type="string">
            <text:p>Dropdown menu appears; Home Page reloads with French text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okies Declined</text:p>
          </table:table-cell>
          <table:table-cell office:value-type="string" calcext:value-type="string">
            <text:p>Click on “Reject all” button on “Cookies options” box</text:p>
          </table:table-cell>
          <table:table-cell table:number-columns-repeated="2" office:value-type="string" calcext:value-type="string">
            <text:p>“Cookies options” box disappears; “Your YouTube history is off” box appear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okies’ Gambit Declined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ookies Accepted</text:p>
          </table:table-cell>
          <table:table-cell office:value-type="string" calcext:value-type="string">
            <text:p>Click on “Accept all” button on “Cookies options” box</text:p>
          </table:table-cell>
          <table:table-cell office:value-type="string" calcext:value-type="string">
            <text:p>“Cookies options” box disappears; Filter buttons <text:span text:style-name="T1">appear;</text:span> Video tiles appear; Recommendations appear (based on location cookies)</text:p>
          </table:table-cell>
          <table:table-cell office:value-type="string" calcext:value-type="string">
            <text:p>“Cookies options” box disappears; Filter buttons <text:span text:style-name="T1">appear;</text:span> Video tiles appear; Recommendations appear (based on location cookies)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okies’ Gambit Accepted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humbnail click</text:p>
          </table:table-cell>
          <table:table-cell office:value-type="string" calcext:value-type="string">
            <text:p>Click on the thumbnail image or the title of a video</text:p>
          </table:table-cell>
          <table:table-cell office:value-type="string" calcext:value-type="string">
            <text:p>Home page disappears; Video page appears; Right side menu recommendations appear; Title, Channel, Interaction buttons, Description, Comments appear; “Sort by” appears</text:p>
          </table:table-cell>
          <table:table-cell office:value-type="string" calcext:value-type="string">
            <text:p>Home page disappears; Video page appears; Right side menu recommendations appear; Title, Channel, Interaction buttons, Description, Comments appear, “Sort by” appears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rt video</text:p>
          </table:table-cell>
          <table:table-cell office:value-type="string" calcext:value-type="string">
            <text:p>Click on Video for the first time</text:p>
          </table:table-cell>
          <table:table-cell table:number-columns-repeated="2" office:value-type="string" calcext:value-type="string">
            <text:p>First ad appears; Second ad appears; Main video starts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use video</text:p>
          </table:table-cell>
          <table:table-cell office:value-type="string" calcext:value-type="string">
            <text:p>Click on Video box while video is not paused</text:p>
          </table:table-cell>
          <table:table-cell office:value-type="string" calcext:value-type="string">
            <text:p>Video stops without performance issues</text:p>
          </table:table-cell>
          <table:table-cell office:value-type="string" calcext:value-type="string">
            <text:p>Video stops, after 1 secon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ser interface pass, performance fai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hange Video Quality</text:p>
          </table:table-cell>
          <table:table-cell office:value-type="string" calcext:value-type="string">
            <text:p>Click on Gear button; Click on “Quality”; Click on “144p”</text:p>
          </table:table-cell>
          <table:table-cell table:number-columns-repeated="2" office:value-type="string" calcext:value-type="string">
            <text:p>“Settings” box appear; Resolution options appear; Better performance but worse appearance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hange Video Speed</text:p>
          </table:table-cell>
          <table:table-cell office:value-type="string" calcext:value-type="string">
            <text:p>Click on Gear button; Click on “Playback speed”; Click on “2” or “0.5”</text:p>
          </table:table-cell>
          <table:table-cell table:number-columns-repeated="2" office:value-type="string" calcext:value-type="string">
            <text:p>“Settings” box appear; Speed options appear; Video is faster or slower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6" table:number-rows-repeated="1048565">
          <table:table-cell table:number-columns-repeated="7"/>
        </table:table-row>
        <table:table-row table:style-name="ro6">
          <table:table-cell table:number-columns-repeated="7"/>
        </table:table-row>
        <calcext:conditional-formats>
          <calcext:conditional-format calcext:target-range-address="Munkalap1.A2:Munkalap1.F1048576">
            <calcext:condition calcext:apply-style-name="Light Green" calcext:value="formula-is(MOD(ROW();2)=1)" calcext:base-cell-address="Munkalap1.A2"/>
            <calcext:condition calcext:apply-style-name="Light" calcext:value="formula-is(MOD(ROW();2)=0)" calcext:base-cell-address="Munkalap1.A2"/>
          </calcext:conditional-format>
          <calcext:conditional-format calcext:target-range-address="Munkalap1.A2:Munkalap1.F1048576">
            <calcext:condition calcext:apply-style-name="Accent" calcext:value="=0" calcext:base-cell-address="Munkalap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Light" style:family="table-cell" style:parent-style-name="Default">
      <style:table-cell-properties fo:background-color="#dee6ef"/>
    </style:style>
    <style:style style:name="Dark" style:family="table-cell" style:parent-style-name="Default">
      <style:table-cell-properties fo:background-color="#afd095"/>
    </style:style>
    <style:style style:name="Névtelen1" style:family="table-cell" style:parent-style-name="Default"/>
    <style:style style:name="Névtelen2" style:family="table-cell" style:parent-style-name="Default">
      <style:table-cell-properties fo:background-color="#afd095"/>
    </style:style>
    <style:style style:name="Light_20_Green" style:display-name="Light Green" style:family="table-cell" style:parent-style-name="Default">
      <style:table-cell-properties fo:background-color="#dde8cb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15:54:31.295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03T15:13:07.090000000</meta:creation-date>
    <dc:date>2024-01-03T17:14:49.969000000</dc:date>
    <meta:editing-duration>PT35M51S</meta:editing-duration>
    <meta:editing-cycles>6</meta:editing-cycles>
    <meta:generator>LibreOffice/6.4.6.2$Windows_X86_64 LibreOffice_project/0ce51a4fd21bff07a5c061082cc82c5ed232f115</meta:generator>
    <meta:document-statistic meta:table-count="1" meta:cell-count="65" meta:object-count="0"/>
  </office:meta>
</office:document-meta>
</file>